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ndale Mono" fo:font-size="18pt" style:text-underline-style="solid" style:text-underline-width="auto" style:text-underline-color="font-color" fo:font-weight="bold" officeooo:rsid="001cdd95" officeooo:paragraph-rsid="001cdd95" style:font-size-asian="15.75pt" style:font-weight-asian="bold" style:font-size-complex="18pt" style:font-weight-complex="bold"/>
    </style:style>
    <style:style style:name="P2" style:family="paragraph" style:parent-style-name="Standard">
      <style:text-properties style:font-name="Andale Mono" fo:font-size="18pt" style:text-underline-style="none" fo:font-weight="bold" officeooo:rsid="001cdd95" officeooo:paragraph-rsid="001cdd95" style:font-size-asian="15.75pt" style:font-weight-asian="bold" style:font-size-complex="18pt" style:font-weight-complex="bold"/>
    </style:style>
    <style:style style:name="P3" style:family="paragraph" style:parent-style-name="Standard">
      <style:text-properties style:font-name="Andale Mono" fo:font-size="14pt" style:text-underline-style="none" fo:font-weight="normal" officeooo:rsid="001cdd95" officeooo:paragraph-rsid="001cdd95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Andale Mono" fo:font-size="14pt" style:text-underline-style="none" fo:font-weight="normal" officeooo:rsid="0022ac8f" officeooo:paragraph-rsid="0022ac8f" style:font-size-asian="14pt" style:font-weight-asian="normal" style:font-size-complex="14pt" style:font-weight-complex="normal"/>
    </style:style>
    <style:style style:name="P5" style:family="paragraph" style:parent-style-name="Standard" style:list-style-name="L3">
      <style:text-properties officeooo:rsid="0022ac8f" officeooo:paragraph-rsid="0022ac8f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style:font-name="Andale Mono" fo:font-size="14pt" style:text-underline-style="none" fo:font-weight="normal" officeooo:rsid="001cdd95" officeooo:paragraph-rsid="001cdd95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officeooo:paragraph-rsid="0022ac8f"/>
    </style:style>
    <style:style style:name="T1" style:family="text">
      <style:text-properties officeooo:rsid="0022ac8f"/>
    </style:style>
    <style:style style:name="T2" style:family="text">
      <style:text-properties style:font-name="Andale Mono" fo:font-size="14pt" style:text-underline-style="none" fo:font-weight="normal" style:font-size-asian="14pt" style:font-weight-asian="normal" style:font-size-complex="14pt" style:font-weight-complex="normal"/>
    </style:style>
    <style:style style:name="T3" style:family="text">
      <style:text-properties style:font-name="Andale Mono" fo:font-size="14pt" style:text-underline-style="none" fo:font-weight="normal" officeooo:rsid="001e5cb5" style:font-size-asian="14pt" style:font-weight-asian="normal" style:font-size-complex="14pt" style:font-weight-complex="normal"/>
    </style:style>
    <style:style style:name="T4" style:family="text">
      <style:text-properties style:font-name="Andale Mono" fo:font-size="14pt" style:text-underline-style="none" fo:font-weight="normal" officeooo:rsid="001f84af" style:font-size-asian="14pt" style:font-weight-asian="normal" style:font-size-complex="14pt" style:font-weight-complex="normal"/>
    </style:style>
    <style:style style:name="T5" style:family="text">
      <style:text-properties style:font-name="Andale Mono" fo:font-size="14pt" style:text-underline-style="none" fo:font-weight="normal" officeooo:rsid="0022ac8f" style:font-size-asian="14pt" style:font-weight-asian="normal" style:font-size-complex="14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</text:p>
      <text:p text:style-name="P4">Learning Record Store</text:p>
      <text:p text:style-name="P3"/>
      <text:p text:style-name="P2">What was the project assignment?</text:p>
      <text:p text:style-name="P7"><text:span text:style-name="T3">T</text:span><text:span text:style-name="T4">his was a </text:span><text:span text:style-name="T5">semester long project which we were instructed to create a website course which used the xAPI specification. The site needed to have the following features to receive a passing grade;</text:span></text:p>
      <text:list xml:id="list3316785204213412888" text:style-name="L3">
        <text:list-item>
          <text:p text:style-name="P5"><text:span text:style-name="T2">Facebook/Twitter/Google Oauth</text:span></text:p>
        </text:list-item>
        <text:list-item>
          <text:p text:style-name="P5"><text:span text:style-name="T2">Bootstrap elements</text:span></text:p>
        </text:list-item>
        <text:list-item>
          <text:p text:style-name="P5"><text:span text:style-name="T2">Dynamic reporting</text:span></text:p>
        </text:list-item>
        <text:list-item>
          <text:p text:style-name="P5"><text:span text:style-name="T2">Dynamic implementation of Chart.js</text:span></text:p>
        </text:list-item>
        <text:list-item>
          <text:p text:style-name="P5"><text:span text:style-name="T2">Functional Wax LRS backend</text:span></text:p>
        </text:list-item>
        <text:list-item>
          <text:p text:style-name="P5"><text:span text:style-name="T2">Live Cloud App</text:span></text:p>
        </text:list-item>
      </text:list>
      <text:p text:style-name="P3"/>
      <text:p text:style-name="P2">What did you learn from the project?</text:p>
      <text:p text:style-name="P6"><text:span text:style-name="T1">I learned a lot about how to debug web applications using browser developer tools. I also learned how to read dense JavaScript code. I learned the finer details of how RESTful services work.</text:span></text:p>
      <text:p text:style-name="P3"/>
      <text:p text:style-name="P2">What would you do differently next time?</text:p>
      <text:p text:style-name="P6"><text:span text:style-name="T1">I don’t know to be honest. The material was challenging but I did eventually figure everything out and slowly I am starting to learn all the major/popular technologies associated with web developm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20:48:50.767069175</meta:creation-date>
    <dc:date>2017-12-08T21:20:43.103442386</dc:date>
    <meta:editing-duration>PT21M12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144" meta:character-count="870" meta:non-whitespace-character-count="746"/>
  </office:meta>
</office:document-meta>
</file>